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ourier" svg:font-family="Courier" style:font-family-generic="modern" style:font-pitch="fixed"/>
    <style:font-face style:name="New York" svg:font-family="'New York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</office:font-face-decls>
  <office:automatic-styles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Forth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3" style:family="paragraph" style:parent-style-name="Text">
      <style:paragraph-properties fo:margin-left="0in" fo:margin-right="0.3752in" fo:text-indent="0in" style:auto-text-indent="false"/>
    </style:style>
    <style:style style:name="P4" style:family="paragraph" style:parent-style-name="Normal" style:master-page-name="MP0">
      <style:paragraph-properties fo:text-align="center" style:justify-single-word="false" style:page-number="auto" fo:break-before="page"/>
      <style:text-properties fo:font-size="18pt" style:font-size-asian="18pt" style:font-size-complex="18pt"/>
    </style:style>
    <style:style style:name="T1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Notes for HMSL Workshop</text:p>
      <text:p text:style-name="P1">HMSL = Hierarchical Music Specification Language</text:p>
      <text:p text:style-name="P1"/>
      <text:p text:style-name="Normal">From: Frog Peak Music, PO Box ------, San Rafael, CA, 94915-1051 USA</text:p>
      <text:p text:style-name="Normal">Call: (415) --- - ----</text:p>
      <text:p text:style-name="Normal"/>
      <text:p text:style-name="Heading1">Forth</text:p>
      <text:p text:style-name="Text">HMSL is based on Forth, an interactive stack based language. <text:s/>HForth compiles directly to 68000 machine code for speed. <text:s/>Turnkey applications can be generated with permission.</text:p>
      <text:p text:style-name="Forth"/>
      <text:p text:style-name="Forth">23 <text:s/>45 <text:s/>.S<text:tab/><text:span text:style-name="Default_20_Paragraph_20_Font"><text:span text:style-name="T1">Stack&gt; <text:s/>23 <text:s/>45 <text:s text:c="3"/>2ok</text:span></text:span></text:p>
      <text:p text:style-name="Forth">SWAP <text:s/>.S<text:tab/><text:span text:style-name="Default_20_Paragraph_20_Font"><text:span text:style-name="T1">Stack&gt; <text:s/>45 <text:s/>23 <text:s text:c="3"/>2ok</text:span></text:span></text:p>
      <text:p text:style-name="Forth">DUP .S <text:s text:c="3"/><text:tab/><text:span text:style-name="Default_20_Paragraph_20_Font"><text:span text:style-name="T1">Stack&gt; <text:s/>45 <text:s/>23 <text:s/>23 <text:s text:c="4"/>3ok</text:span></text:span></text:p>
      <text:p text:style-name="P2"/>
      <text:p text:style-name="Forth">3 <text:s/>4 <text:s/>+ <text:s/>. <text:s text:c="2"/><text:span text:style-name="Default_20_Paragraph_20_Font"><text:span text:style-name="T1">7</text:span></text:span><text:span text:style-name="Default_20_Paragraph_20_Font"><text:span text:style-name="T1"><text:tab/>ok</text:span></text:span></text:p>
      <text:p text:style-name="Forth">10 <text:s text:c="2"/>4 <text:s/>- <text:s text:c="2"/>2 <text:s/>* <text:s/>.<text:tab/><text:span text:style-name="Default_20_Paragraph_20_Font"><text:span text:style-name="T1">12 <text:s/>ok</text:span></text:span></text:p>
      <text:p text:style-name="Forth"/>
      <text:p text:style-name="Forth">: <text:s/>HI <text:s/>( -- , say hello )</text:p>
      <text:p text:style-name="Forth"><text:tab/>." <text:s/>Hello!" <text:s/>CR</text:p>
      <text:p text:style-name="Forth">;</text:p>
      <text:p text:style-name="Forth">: <text:s/>MANYHI <text:s/>( -- , repeat saying hello )</text:p>
      <text:p text:style-name="Forth"><text:tab/>BEGIN <text:s text:c="3"/>hi</text:p>
      <text:p text:style-name="Forth"><text:tab/><text:tab/>?terminal</text:p>
      <text:p text:style-name="Forth"><text:tab/>UNTIL</text:p>
      <text:p text:style-name="Forth">;</text:p>
      <text:p text:style-name="Forth"/>
      <text:p text:style-name="Forth">variable VAR-1</text:p>
      <text:p text:style-name="Forth">567 <text:s/>var-1 <text:s/>!</text:p>
      <text:p text:style-name="Forth">var-1 <text:s/>@ <text:s/>. <text:s text:c="2"/><text:span text:style-name="Default_20_Paragraph_20_Font"><text:span text:style-name="T1">567 <text:s/>ok</text:span></text:span></text:p>
      <text:p text:style-name="Normal"/>
      <text:p text:style-name="Heading1">MIDI OutPut</text:p>
      <text:p text:style-name="Text">Macintosh version uses Apple MIDI Manager.</text:p>
      <text:p text:style-name="SD">MIDI.XMIT <text:s text:c="2"/>( byte -- , send byte over MIDI )</text:p>
      <text:p text:style-name="SD">MIDI.NOTEON <text:s text:c="2"/>( note velocity -- , turn note on )</text:p>
      <text:p text:style-name="SD">MIDI.CONTROL <text:s/>( control# value -- , send Control message )</text:p>
      <text:p text:style-name="SD"/>
      <text:p text:style-name="Forth">60 <text:s/>70 <text:s/>midi.noteon <text:s text:c="2"/>( play middle C )</text:p>
      <text:p text:style-name="Forth">60 <text:s/>0 <text:s/>midi.noteoff <text:s text:c="2"/>( turn it off )</text:p>
      <text:p text:style-name="Forth">62 <text:s/>70 <text:s/>20 <text:s/>midi.noteon.for <text:s/>( play D for 20 ticks )</text:p>
      <text:p text:style-name="Forth"/>
      <text:p text:style-name="Forth">: <text:s/>RAND.NOTE <text:s/>( -- , play random note )</text:p>
      <text:p text:style-name="Forth"><text:tab/>12 choose <text:s/>( random number, 0-11 )</text:p>
      <text:p text:style-name="Forth"><text:tab/>48 + <text:s/>( offset to normal range )</text:p>
      <text:p text:style-name="Forth"><text:tab/>64 <text:s/>10 <text:s/>midi.noteon.for <text:s/>( play it )</text:p>
      <text:p text:style-name="Forth">;</text:p>
      <text:p text:style-name="SD"/>
      <text:p text:style-name="Text">Three time zones in HMSL</text:p>
      <text:p text:style-name="Text"><text:tab/>Real Time - RTC.TIME@ <text:s/>- actual time right now</text:p>
      <text:p text:style-name="Text"><text:tab/>Advance Time - TIME@ - time HMSL morphs think it is</text:p>
      <text:p text:style-name="Text"><text:tab/>Virtual Time - VTIME@ - time when output should occur</text:p>
      <text:p text:style-name="SD"/>
      <text:p text:style-name="Forth">\ Play a note 200 ticks in the future.</text:p>
      <text:p text:style-name="Forth">rtc.time@ <text:s/>200 + vtime! <text:s/>50 <text:s/>64 <text:s/>20 midi.noteon.for</text:p>
      <text:p text:style-name="Forth"/>
      <text:p text:style-name="Forth">: DO.RAND <text:s/>( N -- , play N random notes )</text:p>
      <text:p text:style-name="Forth"><text:tab/>rtc.time@ <text:s/>vtime! <text:s/>( set virtual time to now )</text:p>
      <text:p text:style-name="Forth"><text:tab/>200 min <text:s/>( clipto to 200 )</text:p>
      <text:p text:style-name="Forth"><text:tab/>0 DO rand.note</text:p>
      <text:p text:style-name="Forth"><text:tab/><text:tab/>20 vtime+! <text:s/>( advance time to play next note )</text:p>
      <text:p text:style-name="Forth"><text:soft-page-break/><text:tab/>LOOP</text:p>
      <text:p text:style-name="Forth">;</text:p>
      <text:p text:style-name="SD"/>
      <text:p text:style-name="Heading1">MIDI Parser</text:p>
      <text:p text:style-name="P3">Assembles incoming bytes into packets and passes data to user subroutines. <text:s/>MIDI input can: be processed and retransmitted, trigger sequences, pass data to algorithms, be recorded, be displayed, etc.</text:p>
      <text:p text:style-name="Text"/>
      <text:p text:style-name="Forth">: DUMP.NOTE <text:s/>( note velocity -- )</text:p>
      <text:p text:style-name="Forth"><text:tab/>swap ." Note = " .</text:p>
      <text:p text:style-name="Forth"><text:tab/>." , Vel = " . cr</text:p>
      <text:p text:style-name="Forth">;</text:p>
      <text:p text:style-name="Forth">mp.reset</text:p>
      <text:p text:style-name="Forth">'c dump.note <text:s/>mp-on-vector <text:s/>! <text:s/>( store pointer to function )</text:p>
      <text:p text:style-name="Forth">midi.parse.loop <text:s text:c="2"/>( pass any notes received to DUMP.NOTE )</text:p>
      <text:p text:style-name="Forth"/>
      <text:p text:style-name="Text">See HP:DEMO_PARSER, HP:BOUNCE</text:p>
      <text:p text:style-name="Forth"/>
      <text:p text:style-name="Heading1">Score Entry System</text:p>
      <text:p text:style-name="Forth">PLAYNOW <text:s/>C D E F</text:p>
      <text:p text:style-name="Forth">PLAYNOW <text:s/>par{ 1/4 d e d a }par{ 1/3 a f c }par</text:p>
      <text:p text:style-name="Forth">PLAYNOW <text:s/>_pp <text:s/>4 // chord{ c e g }chord e f g b c5</text:p>
      <text:p text:style-name="Forth"/>
      <text:p text:style-name="Text">See HP:SES_FUN, <text:s text:c="2"/>HP:SCORE_1</text:p>
      <text:p text:style-name="Forth"/>
      <text:p text:style-name="Heading1">ODE</text:p>
      <text:p text:style-name="Text">Class = type of thing, template for data and methods</text:p>
      <text:p text:style-name="Text">Object = a thing of a given class</text:p>
      <text:p text:style-name="Text">Method = a function associated with a class</text:p>
      <text:p text:style-name="Text">Message = telling an object to execute a method</text:p>
      <text:p text:style-name="Text">Instantiate = make an object from the class/template</text:p>
      <text:p text:style-name="Text"/>
      <text:p text:style-name="Text">See: <text:s/>HP:VAR.PING.PONG, <text:s/>HP:OB.PING.PONG</text:p>
      <text:p text:style-name="Text"/>
      <text:p text:style-name="Heading1">Morphs</text:p>
      <text:p text:style-name="Text">Shapes = set of N dimensional points</text:p>
      <text:p text:style-name="Text"><text:tab/><text:tab/>time<text:tab/>pitch<text:tab/>velocity</text:p>
      <text:p text:style-name="Text"><text:tab/><text:tab/>100<text:tab/>50<text:tab/>60</text:p>
      <text:p text:style-name="Text"><text:tab/><text:tab/>200<text:tab/>52<text:tab/>54</text:p>
      <text:p text:style-name="Text">Player = schedules the performance of shape data</text:p>
      <text:p text:style-name="Text">Instrument = converts shape data to musical output using an interpreter</text:p>
      <text:p text:style-name="Text">Collection = contains several other morphs, eg. players, jobs, other collections</text:p>
      <text:p text:style-name="Text">Structures = a collection that uses Markov Chains to execute its children</text:p>
      <text:p text:style-name="Text">Jobs = background processes that periodically execute user functions</text:p>
      <text:p text:style-name="Text"/>
      <text:p text:style-name="Text">See HP:DEMO_PRESET, HP:DEMO_REPFUNC</text:p>
      <text:p text:style-name="Text"/>
      <text:p text:style-name="Heading1">Digital Signal Processing</text:p>
      <text:p text:style-name="Text">Motorola DSP 56000 code that runs on Sound Accelerator</text:p>
      <text:p text:style-name="DSP">; Unit Generators</text:p>
      <text:p text:style-name="DSP">;</text:p>
      <text:p text:style-name="DSP">; Author: Phil Burk</text:p>
      <text:p text:style-name="DSP">; Copyright 1990</text:p>
      <text:p text:style-name="DSP">; All Rights Reserved</text:p>
      <text:p text:style-name="DSP">; May be used for non-commercial purposes with permission of the author!</text:p>
      <text:p text:style-name="DSP"><text:soft-page-break/>;</text:p>
      <text:p text:style-name="DSP">;--------------------------------- </text:p>
      <text:p text:style-name="DSP">; Slew Rate Limiter </text:p>
      <text:p text:style-name="DSP">;--------------------------------- </text:p>
      <text:p text:style-name="DSP">; Input: <text:s text:c="2"/>( target -- current )</text:p>
      <text:p text:style-name="DSP">; <text:s text:c="2"/>R0 = Slew Limiter Unit</text:p>
      <text:p text:style-name="DSP">;<text:tab/><text:tab/>0 = Current Value</text:p>
      <text:p text:style-name="DSP">;<text:tab/><text:tab/>1 = Delta</text:p>
      <text:p text:style-name="DSP">; Output:</text:p>
      <text:p text:style-name="DSP">; <text:s text:c="2"/>R0 = Slew Limiter Unit</text:p>
      <text:p text:style-name="DSP">;<text:tab/><text:tab/>0 = Updated Value <text:s/>(!)</text:p>
      <text:p text:style-name="DSP">;<text:tab/><text:tab/>1 = Delta</text:p>
      <text:p text:style-name="DSP">SlewLimiter</text:p>
      <text:p text:style-name="DSP"><text:tab/>MOVE<text:tab/>X:(R0)+,B<text:tab/>; current -&gt; B</text:p>
      <text:p text:style-name="DSP"><text:tab/>CMP<text:tab/><text:tab/>B,A<text:tab/>X:(R0)-,X0<text:tab/>; above or below target, get delta</text:p>
      <text:p text:style-name="DSP"><text:tab/>JGT<text:tab/><text:tab/>_Below</text:p>
      <text:p text:style-name="DSP"><text:tab/>JEQ<text:tab/><text:tab/>_Done</text:p>
      <text:p text:style-name="DSP">; current &gt; target</text:p>
      <text:p text:style-name="DSP"><text:tab/>SUB<text:tab/><text:tab/>X0,B</text:p>
      <text:p text:style-name="DSP"><text:tab/>CMP<text:tab/><text:tab/>B,A</text:p>
      <text:p text:style-name="DSP"><text:tab/>JGE<text:tab/><text:tab/>_Done</text:p>
      <text:p text:style-name="DSP"><text:tab/>MOVE<text:tab/>B,X:(R0)<text:tab/>; save current</text:p>
      <text:p text:style-name="DSP"><text:tab/>MOVE<text:tab/>B,A<text:tab/><text:tab/><text:tab/>; return current</text:p>
      <text:p text:style-name="DSP"><text:tab/>RTS</text:p>
      <text:p text:style-name="DSP">_Below<text:tab/>; current &lt; target</text:p>
      <text:p text:style-name="DSP"><text:tab/>ADD<text:tab/><text:tab/>X0,B</text:p>
      <text:p text:style-name="DSP"><text:tab/>CMP<text:tab/><text:tab/>B,A</text:p>
      <text:p text:style-name="DSP"><text:tab/>JLE<text:tab/><text:tab/>_Done</text:p>
      <text:p text:style-name="DSP"><text:tab/>MOVE<text:tab/>B,X:(R0)<text:tab/>; save current</text:p>
      <text:p text:style-name="DSP"><text:tab/>MOVE<text:tab/>B,A<text:tab/><text:tab/><text:tab/>; return current</text:p>
      <text:p text:style-name="DSP"><text:tab/>RTS</text:p>
      <text:p text:style-name="DSP">_Done</text:p>
      <text:p text:style-name="DSP"><text:tab/>MOVE<text:tab/>A,X:(R0)</text:p>
      <text:p text:style-name="DSP"><text:tab/>RTS</text:p>
      <text:p text:style-name="DSP"><text:tab/></text:p>
      <text:p text:style-name="DSP">InitSlewLimiter</text:p>
      <text:p text:style-name="DSP"><text:tab/>LayDown<text:tab/>#0</text:p>
      <text:p text:style-name="DSP"><text:tab/>LayDown<text:tab/>#$100</text:p>
      <text:p text:style-name="DSP"><text:tab/>RTS</text:p>
      <text:p text:style-name="DSP">;---------------------------------</text:p>
      <text:p text:style-name="DSP">; Sawtooth Oscillator</text:p>
      <text:p text:style-name="DSP">;---------------------------------- </text:p>
      <text:p text:style-name="DSP">; Accum: ( freq -- sample )</text:p>
      <text:p text:style-name="DSP">; R0 = address of oscillator data record</text:p>
      <text:p text:style-name="DSP">; 0 = phase <text:s/>( fractional , -1 to 1 is one wavelength )</text:p>
      <text:p text:style-name="DSP">SawTooth</text:p>
      <text:p text:style-name="DSP"><text:tab/>MOVE<text:tab/>X:(R0),X1 <text:s/><text:tab/><text:tab/>; add to phase</text:p>
      <text:p text:style-name="DSP"><text:tab/>ADD<text:tab/>X1,A<text:tab/><text:tab/><text:tab/>; add phase increment to phase</text:p>
      <text:p text:style-name="DSP"><text:tab/>MOVE<text:tab/>A1,A<text:tab/><text:tab/><text:tab/>; clip to -1,1 <text:s/>, without limiting</text:p>
      <text:p text:style-name="DSP"><text:tab/>MOVE<text:tab/>A1,X:(R0)<text:tab/><text:tab/>; update phase in memory</text:p>
      <text:p text:style-name="DSP"><text:tab/>RTS</text:p>
      <text:p text:style-name="DSP"/>
      <text:p text:style-name="DSP">;--------------------------------------</text:p>
      <text:p text:style-name="DSP">;Arbitrary Waveform Oscillator - Non Interpolating &amp; Interpolating</text:p>
      <text:p text:style-name="DSP">;--------------------------------------</text:p>
      <text:p text:style-name="DSP">; Accum: ( freq -- sample )</text:p>
      <text:p text:style-name="DSP">; R0 = address of oscillator data record</text:p>
      <text:p text:style-name="DSP"><text:tab/>; 0 = phase <text:s/>( fractional , -1 to 1 is one wavelength )</text:p>
      <text:p text:style-name="DSP"><text:tab/>; 1 = size of table/2</text:p>
      <text:p text:style-name="DSP">OSC_TABLE<text:tab/>EQU<text:tab/>2<text:tab/>; 2 = address of middle of table</text:p>
      <text:p text:style-name="DSP"/>
      <text:p text:style-name="DSP">Oscillator</text:p>
      <text:p text:style-name="DSP"><text:tab/>MOVE<text:tab/>X:(R0),X1 <text:s/><text:tab/><text:tab/>; add to phase</text:p>
      <text:p text:style-name="DSP"><text:tab/>ADD<text:tab/>X1,A<text:tab/><text:tab/><text:tab/>; add phase increment to phase</text:p>
      <text:p text:style-name="DSP"><text:tab/>MOVE<text:tab/>A1,X0<text:tab/><text:tab/><text:tab/>; clip to -1,1 <text:s/>, without limiting</text:p>
      <text:p text:style-name="DSP"><text:tab/>MOVE<text:tab/>X0,X:(R0)+<text:tab/><text:tab/>; update phase in memory</text:p>
      <text:p text:style-name="DSP"><text:tab/>MOVE<text:tab/>X:(R0)+,Y1<text:tab/><text:tab/>; get size/2</text:p>
      <text:p text:style-name="DSP"><text:tab/>MOVE<text:tab/>X:(R0)+,A<text:tab/><text:tab/>; calc offset of sample, get mid address</text:p>
      <text:p text:style-name="DSP"><text:tab/>MAC<text:tab/>Y1,X0,A<text:tab/><text:tab/><text:tab/>; sa = (size/2)*phase + size/2 + base</text:p>
      <text:p text:style-name="DSP"><text:tab/>MOVE<text:tab/>A1,R4<text:tab/><text:tab/><text:tab/>; move to address register, fraction in A0</text:p>
      <text:p text:style-name="DSP"><text:tab/>NOP</text:p>
      <text:p text:style-name="DSP"><text:soft-page-break/><text:tab/>MOVE<text:tab/>Y:(R4),A<text:tab/><text:tab/>; get sample from Y memory</text:p>
      <text:p text:style-name="DSP"><text:tab/>RTS</text:p>
      <text:p text:style-name="DSP"><text:tab/></text:p>
      <text:p text:style-name="Forth"/>
      <text:p text:style-name="Normal">Forth Code that connects 56000 Units, runs on MacII</text:p>
      <text:p text:style-name="Forth">:M COMPILE: <text:s/>( -- , compile into 56000 )</text:p>
      <text:p text:style-name="Forth"><text:tab/>56k{</text:p>
      <text:p text:style-name="Forth"><text:tab/><text:tab/>iv-circ-xaddr usc_freq + 56k.x@ <text:s/>\ mod freq</text:p>
      <text:p text:style-name="Forth"><text:tab/><text:tab/>iv-circ-xaddr usc_slew + 56K.SlewLimiter</text:p>
      <text:p text:style-name="Forth"><text:tab/><text:tab/>iv-circ-xaddr usc_osc + 56K.OscillatorI</text:p>
      <text:p text:style-name="Forth"><text:tab/><text:tab/>56K.MixSample</text:p>
      <text:p text:style-name="Forth"><text:tab/><text:tab/>56K.RTS</text:p>
      <text:p text:style-name="Forth"><text:tab/>}56k dup iv=&gt; iv-circ-paddr</text:p>
      <text:p text:style-name="Forth"><text:tab/>dsp-here @ - iv=&gt; iv-circ-psize</text:p>
      <text:p text:style-name="Forth">;M</text:p>
      <text:p text:style-name="Forth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" svg:font-family="Courier" style:font-family-generic="modern" style:font-pitch="fixed"/>
    <style:font-face style:name="New York" svg:font-family="'New York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style:text-underline-style="none" fo:font-weight="normal" style:letter-kerning="false" style:font-size-asian="10pt" style:language-asian="en" style:country-asian="US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New York" fo:font-size="10pt" fo:letter-spacing="normal" fo:language="en" fo:country="US" fo:font-style="normal" style:text-underline-style="none" fo:font-weight="normal" style:letter-kerning="fals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0.002in" style:type="center"/>
          <style:tab-stop style:position="0.0043in" style:type="right"/>
        </style:tab-stops>
      </style:paragraph-properties>
      <style:text-properties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0.002in" style:type="center"/>
          <style:tab-stop style:position="0.0043in" style:type="right"/>
        </style:tab-stops>
      </style:paragraph-properties>
      <style:text-properties fo:hyphenate="false" fo:hyphenation-remain-char-count="0" fo:hyphenation-push-char-count="0"/>
    </style:style>
    <style:style style:name="Fort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style:font-name="Courier" style:font-name-complex="Courier" fo:hyphenate="false" fo:hyphenation-remain-char-count="0" fo:hyphenation-push-char-count="0"/>
    </style:style>
    <style:style style:name="Heading1" style:family="paragraph" style:parent-style-name="Normal" style:next-style-name="Text">
      <style:paragraph-properties fo:margin-top="0.028in" fo:margin-bottom="0.0555in" fo:hyphenation-ladder-count="no-limit" fo:keep-with-next="always"/>
      <style:text-properties fo:font-size="14pt" fo:font-weight="bold" style:font-size-asian="14pt" style:font-weight-asian="bold" fo:hyphenate="false" fo:hyphenation-remain-char-count="0" fo:hyphenation-push-char-count="0"/>
    </style:style>
    <style:style style:name="SD" style:family="paragraph" style:parent-style-name="Normal">
      <style:paragraph-properties fo:margin-left="0.25in" fo:margin-right="0in" fo:hyphenation-ladder-count="no-limit" fo:text-indent="0in" style:auto-text-indent="false">
        <style:tab-stops/>
      </style:paragraph-properties>
      <style:text-properties style:font-name="Helvetica" fo:font-weight="bold" style:font-weight-asian="bold" style:font-name-complex="Helvetica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Normal" style:class="extra">
      <style:paragraph-properties fo:margin-left="0.25in" fo:margin-right="0in" fo:hyphenation-ladder-count="no-limit" fo:text-indent="0in" style:auto-text-indent="false">
        <style:tab-stops/>
      </style:paragraph-properties>
      <style:text-properties style:font-name="Times" style:font-name-complex="Times" fo:hyphenate="false" fo:hyphenation-remain-char-count="0" fo:hyphenation-push-char-count="0"/>
    </style:style>
    <style:style style:name="DSP" style:family="paragraph" style:parent-style-name="Forth">
      <style:paragraph-properties fo:margin-left="0.25in" fo:margin-right="0in" fo:hyphenation-ladder-count="no-limit" fo:text-indent="0in" style:auto-text-indent="false">
        <style:tab-stops/>
      </style:paragraph-properties>
      <style:text-properties fo:font-size="9pt" style:font-size-asian="9pt" fo:hyphenate="false" fo:hyphenation-remain-char-count="0" fo:hyphenation-push-char-count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1.25in" fo:margin-right="1.25in" style:writing-mode="lr-tb" style:footnote-max-height="0in">
        <style:footnote-sep style:width="0.0071in" style:adjustment="left" style:rel-width="33%" style:color="#000000"/>
      </style:page-layout-properties>
      <style:header-style>
        <style:header-footer-properties fo:min-height="0.5in" fo:margin-left="0in" fo:margin-right="0in" fo:margin-bottom="0in" style:dynamic-spacing="true"/>
      </style:header-style>
      <style:footer-style>
        <style:header-footer-properties fo:min-height="0.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text:tab/>HMSL Workshop<text:tab/>‑</text:p>
      </style:header>
      <style:footer>
        <text:p text:style-name="Footer"><text:tab/><text:tab/><text:page-number style:num-format="1"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6</meta:generator>
    <dc:title/>
    <dc:subject/>
    <meta:initial-creator>EZ</meta:initial-creator>
    <dc:creator>Phil Burk</dc:creator>
    <meta:creation-date>2013-07-07T01:31:00Z</meta:creation-date>
    <dc:date>2013-07-06T19:10:53</dc:date>
    <meta:editing-cycles>3</meta:editing-cycles>
    <meta:editing-duration>PT00H15M17S</meta:editing-duration>
    <meta:document-statistic meta:table-count="0" meta:image-count="0" meta:object-count="0" meta:page-count="4" meta:paragraph-count="174" meta:word-count="955" meta:character-count="5258"/>
    <meta:template xlink:type="simple" xlink:actuate="onRequest" xlink:title="" xlink:href="Normal.dotm"/>
  </office:meta>
</office:document-meta>
</file>